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2499" officeooo:paragraph-rsid="00152499"/>
    </style:style>
    <style:style style:name="P2" style:family="paragraph" style:parent-style-name="Standard">
      <style:text-properties officeooo:rsid="00152499" officeooo:paragraph-rsid="00152499"/>
    </style:style>
    <style:style style:name="P3" style:family="paragraph" style:parent-style-name="Standard">
      <style:text-properties officeooo:rsid="00155b9f" officeooo:paragraph-rsid="00152499"/>
    </style:style>
    <style:style style:name="P4" style:family="paragraph" style:parent-style-name="Standard">
      <style:text-properties officeooo:rsid="00155b9f" officeooo:paragraph-rsid="00155b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fdgkfgkfgkfdfdkfdg</text:p>
      <text:p text:style-name="P1">gfdkkkkkkkkkkkkkkkkkkkkkkkkkkk</text:p>
      <text:p text:style-name="P1">kgfdkgffffkkkkkkkkkkkkkkkkkkkkkkkkkkkkkkkkk</text:p>
      <text:p text:style-name="P1"/>
      <text:p text:style-name="P1"/>
      <text:p text:style-name="P1"/>
      <text:p text:style-name="P1"/>
      <text:p text:style-name="P3">kgfhkgfhkg</text:p>
      <text:p text:style-name="P3">urtreutuertuerurıewqıeıwqe</text:p>
      <text:p text:style-name="P4">bxcxznvmbmxbz&lt;ASJMCZC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5T08:30:30.351338889</meta:creation-date>
    <meta:generator>LibreOffice/6.4.7.2$Linux_X86_64 LibreOffice_project/40$Build-2</meta:generator>
    <dc:date>2022-11-15T08:53:25.038831417</dc:date>
    <meta:editing-duration>PT26S</meta:editing-duration>
    <meta:editing-cycles>2</meta:editing-cycles>
    <meta:document-statistic meta:table-count="0" meta:image-count="0" meta:object-count="0" meta:page-count="1" meta:paragraph-count="6" meta:word-count="6" meta:character-count="149" meta:non-whitespace-character-count="149"/>
  </office:meta>
</office:document-meta>
</file>